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al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96pt" style:font-size-asian="96pt" style:font-size-complex="96pt"/>
    </style:style>
    <style:style style:name="P2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text-align="center"/>
      <style:text-properties fo:font-size="120pt" style:font-size-asian="120pt" style:font-size-complex="120pt"/>
    </style:style>
    <style:style style:name="P4" style:family="paragraph">
      <style:paragraph-properties fo:text-align="center"/>
      <style:text-properties fo:font-size="120pt" fo:font-weight="bold" style:font-size-asian="120pt" style:font-weight-asian="bold" style:font-size-complex="12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10pt" fo:font-weight="bold" style:font-size-asian="110pt" style:font-weight-asian="bold" style:font-size-complex="110pt" style:font-weight-complex="bold"/>
    </style:style>
    <style:style style:name="P7" style:family="paragraph">
      <style:paragraph-properties fo:text-align="center"/>
      <style:text-properties style:font-name="Courier New1" fo:font-size="96pt" style:font-size-asian="96pt" style:font-size-complex="96pt"/>
    </style:style>
    <style:style style:name="P8" style:family="paragraph">
      <style:paragraph-properties fo:text-align="center"/>
      <style:text-properties style:font-name="Courier New1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size="120pt" fo:font-weight="bold" style:font-size-asian="120pt" style:font-weight-asian="bold" style:font-size-complex="120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0pt" fo:font-weight="bold" style:font-size-asian="110pt" style:font-weight-asian="bold" style:font-size-complex="110pt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Courier New1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3.9cm" svg:height="3.9cm" draw:transform="rotate (-1.5707963267949) translate (8.9cm 1cm)">
              <text:p text:style-name="P1"><text:span text:style-name="T1">X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3.9cm" svg:height="3.9cm" draw:transform="rotate (-1.5707963267949) translate (8.899cm 4.899cm)">
              <text:p text:style-name="P1"><text:span text:style-name="T1">F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4" draw:layer="layout" svg:width="3.9cm" svg:height="3.9cm" draw:transform="rotate (-1.5707963267949) translate (8.898cm 8.798cm)">
              <text:p text:style-name="P3"><text:span text:style-name="T2">+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6" draw:layer="layout" svg:width="3.9cm" svg:height="3.9cm" draw:transform="rotate (-1.5707963267949) translate (5.018cm 1.001cm)">
              <text:p text:style-name="P5"><text:span text:style-name="T3"/></text:p>
              <text:p text:style-name="P5"><text:span text:style-name="T4">&lt;</text:span><text:span text:style-name="T5"><text:line-break/></text:span><text:span text:style-name="T5"> 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8" draw:layer="layout" svg:width="3.9cm" svg:height="3.9cm" draw:transform="rotate (-1.5707963267949) translate (5.017cm 4.9cm)">
              <text:p text:style-name="P7"><text:span text:style-name="T6">-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6" draw:layer="layout" svg:width="3.9cm" svg:height="3.9cm" draw:transform="rotate (-1.5707963267949) translate (4.986cm 8.799cm)">
              <text:p text:style-name="P5"><text:span text:style-name="T3"/></text:p>
              <text:p text:style-name="P5"><text:span text:style-name="T4">&gt;</text:span><text:span text:style-name="T5"><text:line-break/></text:span><text:span text:style-name="T5"> 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2.143cm" svg:height="0.86cm" draw:transform="rotate (-1.5707963267949) translate (3.616cm 5.771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3.9cm" svg:height="3.9cm" draw:transform="rotate (-1.5707963267949) translate (16.714cm 1.001cm)">
              <text:p text:style-name="P1"><text:span text:style-name="T1">X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3.9cm" svg:height="3.9cm" draw:transform="rotate (-1.5707963267949) translate (16.713cm 4.9cm)">
              <text:p text:style-name="P1"><text:span text:style-name="T1">F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4" draw:layer="layout" svg:width="3.9cm" svg:height="3.9cm" draw:transform="rotate (-1.5707963267949) translate (16.712cm 8.799cm)">
              <text:p text:style-name="P3"><text:span text:style-name="T2">+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6" draw:layer="layout" svg:width="3.9cm" svg:height="3.9cm" draw:transform="rotate (-1.5707963267949) translate (12.832cm 1.002cm)">
              <text:p text:style-name="P5"><text:span text:style-name="T3"/></text:p>
              <text:p text:style-name="P5"><text:span text:style-name="T4">&lt;</text:span><text:span text:style-name="T5"><text:line-break/></text:span><text:span text:style-name="T5"> 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8" draw:layer="layout" svg:width="3.9cm" svg:height="3.9cm" draw:transform="rotate (-1.5707963267949) translate (12.831cm 4.901cm)">
              <text:p text:style-name="P7"><text:span text:style-name="T6">-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6" draw:layer="layout" svg:width="3.9cm" svg:height="3.9cm" draw:transform="rotate (-1.5707963267949) translate (12.8cm 8.8cm)">
              <text:p text:style-name="P5"><text:span text:style-name="T3"/></text:p>
              <text:p text:style-name="P5"><text:span text:style-name="T4">&gt;</text:span><text:span text:style-name="T5"><text:line-break/></text:span><text:span text:style-name="T5"> 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2.143cm" svg:height="0.86cm" draw:transform="rotate (-1.5707963267949) translate (11.43cm 5.772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3.9cm" svg:height="3.9cm" draw:transform="rotate (-1.5707963267949) translate (8.9cm 12.701cm)">
              <text:p text:style-name="P1"><text:span text:style-name="T1">X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3.9cm" svg:height="3.9cm" draw:transform="rotate (-1.5707963267949) translate (8.899cm 16.6cm)">
              <text:p text:style-name="P1"><text:span text:style-name="T1">F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4" draw:layer="layout" svg:width="3.9cm" svg:height="3.9cm" draw:transform="rotate (-1.5707963267949) translate (8.898cm 20.499cm)">
              <text:p text:style-name="P3"><text:span text:style-name="T2">+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6" draw:layer="layout" svg:width="3.9cm" svg:height="3.9cm" draw:transform="rotate (-1.5707963267949) translate (5.018cm 12.702cm)">
              <text:p text:style-name="P5"><text:span text:style-name="T3"/></text:p>
              <text:p text:style-name="P5"><text:span text:style-name="T4">&lt;</text:span><text:span text:style-name="T5"><text:line-break/></text:span><text:span text:style-name="T5"> 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8" draw:layer="layout" svg:width="3.9cm" svg:height="3.9cm" draw:transform="rotate (-1.5707963267949) translate (5.017cm 16.601cm)">
              <text:p text:style-name="P7"><text:span text:style-name="T6">-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6" draw:layer="layout" svg:width="3.9cm" svg:height="3.9cm" draw:transform="rotate (-1.5707963267949) translate (4.986cm 20.5cm)">
              <text:p text:style-name="P5"><text:span text:style-name="T3"/></text:p>
              <text:p text:style-name="P5"><text:span text:style-name="T4">&gt;</text:span><text:span text:style-name="T5"><text:line-break/></text:span><text:span text:style-name="T5"> 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2.143cm" svg:height="0.86cm" draw:transform="rotate (-1.5707963267949) translate (3.616cm 17.472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3.9cm" svg:height="3.9cm" draw:transform="rotate (-1.5707963267949) translate (16.7cm 12.7cm)">
              <text:p text:style-name="P1"><text:span text:style-name="T1">X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3.9cm" svg:height="3.9cm" draw:transform="rotate (-1.5707963267949) translate (16.699cm 16.599cm)">
              <text:p text:style-name="P1"><text:span text:style-name="T1">F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4" draw:layer="layout" svg:width="3.9cm" svg:height="3.9cm" draw:transform="rotate (-1.5707963267949) translate (16.698cm 20.498cm)">
              <text:p text:style-name="P3"><text:span text:style-name="T2">+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6" draw:layer="layout" svg:width="3.9cm" svg:height="3.9cm" draw:transform="rotate (-1.5707963267949) translate (12.818cm 12.701cm)">
              <text:p text:style-name="P5"><text:span text:style-name="T3"/></text:p>
              <text:p text:style-name="P5"><text:span text:style-name="T4">&lt;</text:span><text:span text:style-name="T5"><text:line-break/></text:span><text:span text:style-name="T5"> 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8" draw:layer="layout" svg:width="3.9cm" svg:height="3.9cm" draw:transform="rotate (-1.5707963267949) translate (12.817cm 16.6cm)">
              <text:p text:style-name="P7"><text:span text:style-name="T6">-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6" draw:layer="layout" svg:width="3.9cm" svg:height="3.9cm" draw:transform="rotate (-1.5707963267949) translate (12.786cm 20.499cm)">
              <text:p text:style-name="P5"><text:span text:style-name="T3"/></text:p>
              <text:p text:style-name="P5"><text:span text:style-name="T4">&gt;</text:span><text:span text:style-name="T5"><text:line-break/></text:span><text:span text:style-name="T5"> 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2.143cm" svg:height="0.86cm" draw:transform="rotate (-1.5707963267949) translate (11.416cm 17.471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al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22:35:45.826000000</meta:creation-date>
    <meta:print-date>2018-01-17T10:27:57.682000000</meta:print-date>
    <dc:date>2018-01-17T10:46:57.207000000</dc:date>
    <meta:editing-duration>P0D</meta:editing-duration>
    <meta:editing-cycles>2</meta:editing-cycles>
    <meta:generator>LibreOffice/4.2.2.1$Windows_x86 LibreOffice_project/3be8cda0bddd8e430d8cda1ebfd581265cca5a0f</meta:generator>
    <meta:document-statistic meta:object-count="33"/>
  </office:meta>
</office:document-meta>
</file>